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139in" loext:contextual-spacing="false"/>
      <style:text-properties style:font-name="Arial1"/>
    </style:style>
    <style:style style:name="P2" style:family="paragraph" style:parent-style-name="Standard">
      <style:text-properties style:font-name="Arial1"/>
    </style:style>
    <style:style style:name="P3" style:family="paragraph" style:parent-style-name="Text_20_body">
      <style:text-properties style:font-name="Arial1"/>
    </style:style>
  </office:automatic-styles>
  <office:body>
    <office:text text:use-soft-page-breaks="true">
      <text:tracked-changes text:track-changes="false">
        <text:changed-region xml:id="ct2530032603472" text:id="ct2530032603472">
          <text:insertion>
            <office:change-info>
              <dc:creator>Unknown Author</dc:creator>
              <dc:date>2023-11-23T15:32:54.324000000</dc:date>
            </office:change-info>
          </text:insertion>
        </text:changed-region>
        <text:changed-region xml:id="ct2530032600592" text:id="ct2530032600592">
          <text:deletion>
            <office:change-info>
              <dc:creator>Unknown Author</dc:creator>
              <dc:date>2023-11-23T15:32:54.324000000</dc:date>
            </office:change-info>
            <text:p text:style-name="P3">Copyright &lt;YEAR&gt; &lt;COPYRIGHT HOLDER&gt;</text:p>
            <text:p text:style-name="P3"/>
          </text:deletion>
        </text:changed-region>
        <text:changed-region xml:id="ct2529990697648" text:id="ct2529990697648">
          <text:insertion>
            <office:change-info>
              <dc:creator>Unknown Author</dc:creator>
              <dc:date>2023-11-23T15:32:54.324000000</dc:date>
            </office:change-info>
          </text:insertion>
        </text:changed-region>
        <text:changed-region xml:id="ct2530032600112" text:id="ct2530032600112">
          <text:deletion>
            <office:change-info>
              <dc:creator>Unknown Author</dc:creator>
              <dc:date>2023-11-23T15:32:54.324000000</dc:date>
            </office:change-info>
            <text:p text:style-name="P3"/>
            <text:p text:style-name="P3"/>
          </text:deletion>
        </text:changed-region>
        <text:changed-region xml:id="ct2529990698608" text:id="ct2529990698608">
          <text:insertion>
            <office:change-info>
              <dc:creator>Unknown Author</dc:creator>
              <dc:date>2023-11-23T15:32:54.324000000</dc:date>
            </office:change-info>
          </text:insertion>
        </text:changed-region>
        <text:changed-region xml:id="ct2530032603712" text:id="ct2530032603712">
          <text:deletion>
            <office:change-info>
              <dc:creator>Unknown Author</dc:creator>
              <dc:date>2023-11-23T15:32:54.324000000</dc:date>
            </office:change-info>
            <text:p text:style-name="P3">this software and </text:p>
          </text:deletion>
        </text:changed-region>
        <text:changed-region xml:id="ct2529990695008" text:id="ct2529990695008">
          <text:insertion>
            <office:change-info>
              <dc:creator>Unknown Author</dc:creator>
              <dc:date>2023-11-23T15:32:54.324000000</dc:date>
            </office:change-info>
          </text:insertion>
        </text:changed-region>
        <text:changed-region xml:id="ct2530032602272" text:id="ct2530032602272">
          <text:deletion>
            <office:change-info>
              <dc:creator>Unknown Author</dc:creator>
              <dc:date>2023-11-23T15:32:54.324000000</dc:date>
            </office:change-info>
            <text:p text:style-name="P3">files </text:p>
          </text:deletion>
        </text:changed-region>
        <text:changed-region xml:id="ct2530032600832" text:id="ct2530032600832">
          <text:deletion>
            <office:change-info>
              <dc:creator>Unknown Author</dc:creator>
              <dc:date>2023-11-23T15:32:54.324000000</dc:date>
            </office:change-info>
            <text:p text:style-name="P3">,</text:p>
          </text:deletion>
        </text:changed-region>
        <text:changed-region xml:id="ct2529990695248" text:id="ct2529990695248">
          <text:insertion>
            <office:change-info>
              <dc:creator>Unknown Author</dc:creator>
              <dc:date>2023-11-23T15:32:54.324000000</dc:date>
            </office:change-info>
          </text:insertion>
        </text:changed-region>
        <text:changed-region xml:id="ct2530032600352" text:id="ct2530032600352">
          <text:deletion>
            <office:change-info>
              <dc:creator>Unknown Author</dc:creator>
              <dc:date>2023-11-23T15:32:54.324000000</dc:date>
            </office:change-info>
            <text:p text:style-name="P3">sublicense, </text:p>
          </text:deletion>
        </text:changed-region>
        <text:changed-region xml:id="ct2529990695728" text:id="ct2529990695728">
          <text:insertion>
            <office:change-info>
              <dc:creator>Unknown Author</dc:creator>
              <dc:date>2023-11-23T15:32:54.324000000</dc:date>
            </office:change-info>
          </text:insertion>
        </text:changed-region>
        <text:changed-region xml:id="ct2529990696688" text:id="ct2529990696688">
          <text:insertion>
            <office:change-info>
              <dc:creator>Unknown Author</dc:creator>
              <dc:date>2023-11-23T15:32:54.324000000</dc:date>
            </office:change-info>
          </text:insertion>
        </text:changed-region>
        <text:changed-region xml:id="ct2530032601072" text:id="ct2530032601072">
          <text:deletion>
            <office:change-info>
              <dc:creator>Unknown Author</dc:creator>
              <dc:date>2023-11-23T15:32:54.324000000</dc:date>
            </office:change-info>
            <text:p text:style-name="P3">Software is</text:p>
          </text:deletion>
        </text:changed-region>
        <text:changed-region xml:id="ct2530032257760" text:id="ct2530032257760">
          <text:insertion>
            <office:change-info>
              <dc:creator>Unknown Author</dc:creator>
              <dc:date>2023-11-23T15:32:54.324000000</dc:date>
            </office:change-info>
          </text:insertion>
        </text:changed-region>
        <text:changed-region xml:id="ct2530032601792" text:id="ct2530032601792">
          <text:deletion>
            <office:change-info>
              <dc:creator>Unknown Author</dc:creator>
              <dc:date>2023-11-23T15:32:54.324000000</dc:date>
            </office:change-info>
            <text:p text:style-name="P3">subject to the following conditions:</text:p>
          </text:deletion>
        </text:changed-region>
        <text:changed-region xml:id="ct2530032602032" text:id="ct2530032602032">
          <text:deletion>
            <office:change-info>
              <dc:creator>Unknown Author</dc:creator>
              <dc:date>2023-11-23T15:32:54.324000000</dc:date>
            </office:change-info>
            <text:p text:style-name="P3"/>
            <text:p text:style-name="P3"/>
          </text:deletion>
        </text:changed-region>
        <text:changed-region xml:id="ct2530032258000" text:id="ct2530032258000">
          <text:insertion>
            <office:change-info>
              <dc:creator>Unknown Author</dc:creator>
              <dc:date>2023-11-23T15:32:54.324000000</dc:date>
            </office:change-info>
          </text:insertion>
        </text:changed-region>
        <text:changed-region xml:id="ct2530032602512" text:id="ct2530032602512">
          <text:deletion>
            <office:change-info>
              <dc:creator>Unknown Author</dc:creator>
              <dc:date>2023-11-23T15:32:54.324000000</dc:date>
            </office:change-info>
            <text:p text:style-name="P3">The above copyright notice and this permission notice shall be included in all copies or substantial portions of the Software.</text:p>
            <text:p text:style-name="P2"/>
            <text:p text:style-name="P3"/>
          </text:deletion>
        </text:changed-region>
        <text:changed-region xml:id="ct2530032607104" text:id="ct2530032607104">
          <text:insertion>
            <office:change-info>
              <dc:creator>Unknown Author</dc:creator>
              <dc:date>2023-11-23T15:32:54.324000000</dc:date>
            </office:change-info>
          </text:insertion>
        </text:changed-region>
        <text:changed-region xml:id="ct2530032601312" text:id="ct2530032601312">
          <text:deletion>
            <office:change-info>
              <dc:creator>Unknown Author</dc:creator>
              <dc:date>2023-11-23T15:32:54.324000000</dc:date>
            </office:change-info>
            <text:p text:style-name="P3">SOFTWARE IS</text:p>
          </text:deletion>
        </text:changed-region>
        <text:changed-region xml:id="ct2530032607584" text:id="ct2530032607584">
          <text:insertion>
            <office:change-info>
              <dc:creator>Unknown Author</dc:creator>
              <dc:date>2023-11-23T15:32:54.324000000</dc:date>
            </office:change-info>
          </text:insertion>
        </text:changed-region>
        <text:changed-region xml:id="ct2530032607824" text:id="ct2530032607824">
          <text:insertion>
            <office:change-info>
              <dc:creator>Unknown Author</dc:creator>
              <dc:date>2023-11-23T15:32:54.324000000</dc:date>
            </office:change-info>
          </text:insertion>
        </text:changed-region>
        <text:changed-region xml:id="ct2530032602752" text:id="ct2530032602752">
          <text:deletion>
            <office:change-info>
              <dc:creator>Unknown Author</dc:creator>
              <dc:date>2023-11-23T15:32:54.324000000</dc:date>
            </office:change-info>
            <text:p text:style-name="P3">AUTHORS OR COPYRIGHT HOLDERS </text:p>
          </text:deletion>
        </text:changed-region>
        <text:changed-region xml:id="ct2530032604224" text:id="ct2530032604224">
          <text:insertion>
            <office:change-info>
              <dc:creator>Unknown Author</dc:creator>
              <dc:date>2023-11-23T15:32:54.324000000</dc:date>
            </office:change-info>
          </text:insertion>
        </text:changed-region>
        <text:changed-region xml:id="ct2530032602992" text:id="ct2530032602992">
          <text:deletion>
            <office:change-info>
              <dc:creator>Unknown Author</dc:creator>
              <dc:date>2023-11-23T15:32:54.324000000</dc:date>
            </office:change-info>
            <text:p text:style-name="P3">DAMAGES OR OTHER LIABILITY, </text:p>
          </text:deletion>
        </text:changed-region>
        <text:changed-region xml:id="ct2530032607344" text:id="ct2530032607344">
          <text:insertion>
            <office:change-info>
              <dc:creator>Unknown Author</dc:creator>
              <dc:date>2023-11-23T15:32:54.324000000</dc:date>
            </office:change-info>
          </text:insertion>
        </text:changed-region>
        <text:changed-region xml:id="ct2530032603232" text:id="ct2530032603232">
          <text:deletion>
            <office:change-info>
              <dc:creator>Unknown Author</dc:creator>
              <dc:date>2023-11-23T15:32:54.324000000</dc:date>
            </office:change-info>
            <text:p text:style-name="P3">TORT OR OTHERWISE, ARISING FROM, </text:p>
          </text:deletion>
        </text:changed-region>
        <text:changed-region xml:id="ct2530032605184" text:id="ct2530032605184">
          <text:insertion>
            <office:change-info>
              <dc:creator>Unknown Author</dc:creator>
              <dc:date>2023-11-23T15:32:54.324000000</dc:date>
            </office:change-info>
          </text:insertion>
        </text:changed-region>
        <text:changed-region xml:id="ct2530032601552" text:id="ct2530032601552">
          <text:deletion>
            <office:change-info>
              <dc:creator>Unknown Author</dc:creator>
              <dc:date>2023-11-23T15:32:54.324000000</dc:date>
            </office:change-info>
            <text:p text:style-name="P3">SOFTWARE OR THE USE OR OTHER DEALINGS IN THE</text:p>
          </text:deletion>
        </text:changed-region>
        <text:changed-region xml:id="ct2530032605424" text:id="ct2530032605424">
          <text:insertion>
            <office:change-info>
              <dc:creator>Unknown Author</dc:creator>
              <dc:date>2023-11-23T15:32:54.324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2530032603472"/>Unicode Data Files include all data files under the directories http://www.unicode.org/Public/, http://www.unicode.org/reports/, http://www.unicode.org/cldr/data/, http://source.icu-project.org/repos/icu/, http://www.unicode.org/ivd/data/, and http://www.unicode.org/utility/trac/browser/.</text:p>
      <text:p text:style-name="P1">Unicode Data Files do not include PDF online code charts under the directory http://www.unicode.org/Public/.</text:p>
      <text:p text:style-name="P1">Software includes any source code published in the Unicode Standard or under the directories http://www.unicode.org/Public/, http://www.unicode.org/reports/, http://www.unicode.org/cldr/data/, http://source.icu-project.org/repos/icu/, and http://www.unicode.org/utility/trac/browser/.</text:p>
      <text:p text:style-name="P1">NOTICE TO USER: Carefully read the following legal agreement. BY DOWNLOADING, INSTALLING, COPYING OR OTHERWISE USING UNICODE INC.’S DATA FILES (“DATA FILES”), AND/OR SOFTWARE (“SOFTWARE”), YOU UNEQUIVOCALLY ACCEPT, AND AGREE TO BE BOUND BY, ALL OF THE TERMS AND CONDITIONS OF THIS AGREEMENT. IF YOU DO NOT AGREE, DO NOT DOWNLOAD, INSTALL, COPY, DISTRIBUTE OR USE THE DATA FILES OR SOFTWARE.</text:p>
      <text:p text:style-name="P1">COPYRIGHT AND PERMISSION NOTICE</text:p>
      <text:p text:style-name="P3"><text:change-end text:change-id="ct2530032603472"/><text:change text:change-id="ct2530032600592"/><text:change-start text:change-id="ct2529990697648"/>Copyright © 1991-2016 Unicode, Inc. All rights reserved. Distributed under the Terms of Use in http://www.unicode.org/copyright.html.</text:p>
      <text:p text:style-name="P3"><text:change-end text:change-id="ct2529990697648"/><text:change text:change-id="ct2530032600112"/>Permission is hereby granted, free of charge, to any person obtaining a copy of <text:change-start text:change-id="ct2529990698608"/>the Unicode data files and any <text:change-end text:change-id="ct2529990698608"/><text:change text:change-id="ct2530032603712"/>associated documentation <text:change-start text:change-id="ct2529990695008"/>(the “Data Files”) or Unicode software and any associated documentation <text:change-end text:change-id="ct2529990695008"/><text:change text:change-id="ct2530032602272"/>(the “Software”)<text:change text:change-id="ct2530032600832"/> to deal in the <text:change-start text:change-id="ct2529990695248"/>Data Files or <text:change-end text:change-id="ct2529990695248"/>Software without restriction, including without limitation the rights to use, copy, modify, merge, publish, distribute, <text:change text:change-id="ct2530032600352"/>and/or sell copies of the <text:change-start text:change-id="ct2529990695728"/>Data Files or <text:change-end text:change-id="ct2529990695728"/>Software, and to permit persons to whom the <text:change-start text:change-id="ct2529990696688"/>Data Files or Software are<text:change-end text:change-id="ct2529990696688"/><text:change text:change-id="ct2530032601072"/> furnished to do so, <text:change-start text:change-id="ct2530032257760"/>provided that either<text:change-end text:change-id="ct2530032257760"/><text:change text:change-id="ct2530032601792"/></text:p>
      <text:p text:style-name="P3"><text:change text:change-id="ct2530032602032"/><text:change-start text:change-id="ct2530032258000"/>(a) this copyright and permission notice appear with all copies of the Data Files or Software, or<text:line-break/>(b) this copyright and permission notice appear in associated Documentation.</text:p>
      <text:p text:style-name="P3"><text:change-end text:change-id="ct2530032258000"/><text:change text:change-id="ct2530032602512"/>THE <text:change-start text:change-id="ct2530032607104"/>DATA FILES AND SOFTWARE ARE<text:change-end text:change-id="ct2530032607104"/><text:change text:change-id="ct2530032601312"/> PROVIDED “AS IS”, WITHOUT WARRANTY OF ANY KIND, EXPRESS OR IMPLIED, INCLUDING BUT NOT LIMITED TO THE WARRANTIES OF MERCHANTABILITY, FITNESS FOR A PARTICULAR PURPOSE AND NONINFRINGEMENT<text:change-start text:change-id="ct2530032607584"/> OF THIRD PARTY RIGHTS<text:change-end text:change-id="ct2530032607584"/>. IN NO EVENT SHALL THE <text:change-start text:change-id="ct2530032607824"/>COPYRIGHT HOLDER OR HOLDERS INCLUDED IN THIS NOTICE <text:change-end text:change-id="ct2530032607824"/><text:change text:change-id="ct2530032602752"/>BE LIABLE FOR ANY CLAIM, <text:change-start text:change-id="ct2530032604224"/>OR ANY SPECIAL INDIRECT OR CONSEQUENTIAL DAMAGES, OR ANY DAMAGES WHATSOEVER RESULTING FROM LOSS OF USE, DATA OR PROFITS, <text:change-end text:change-id="ct2530032604224"/><text:change text:change-id="ct2530032602992"/>WHETHER IN AN ACTION OF CONTRACT, <text:change-start text:change-id="ct2530032607344"/>NEGLIGENCE OR OTHER TORTIOUS ACTION, ARISING <text:change-end text:change-id="ct2530032607344"/><text:change text:change-id="ct2530032603232"/>OUT OF OR IN CONNECTION WITH THE <text:change-start text:change-id="ct2530032605184"/>USE OR PERFORMANCE OF THE DATA FILES OR<text:change-end text:change-id="ct2530032605184"/><text:change text:change-id="ct2530032601552"/> SOFTWARE.<text:change-start text:change-id="ct2530032605424"/></text:p>
      <text:p text:style-name="P1"><text:soft-page-break/>Except as contained in this notice, the name of a copyright holder shall not be used in advertising or otherwise to promote the sale, use or other dealings in these Data Files or Software without prior written authorization of the copyright holder.<text:change-end text:change-id="ct253003260542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5:29:52.879000000</meta:creation-date>
    <dc:date>2023-11-23T15:34:46.983000000</dc:date>
    <meta:editing-duration>PT3M15S</meta:editing-duration>
    <meta:editing-cycles>2</meta:editing-cycles>
    <meta:generator>LibreOffice/6.3.4.2$Windows_X86_64 LibreOffice_project/60da17e045e08f1793c57c00ba83cdfce946d0aa</meta:generator>
    <meta:document-statistic meta:table-count="0" meta:image-count="0" meta:object-count="0" meta:page-count="2" meta:paragraph-count="10" meta:word-count="387" meta:character-count="2803" meta:non-whitespace-character-count="2426"/>
  </office:meta>
</office:document-meta>
</file>